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T1" style:family="text">
      <style:text-properties officeooo:rsid="0014aba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 — here's a <text:span text:style-name="Strong_20_Emphasis">comprehensive checklist of missions/features</text:span> for <text:span text:style-name="Strong_20_Emphasis">CookSync</text:span>, divided into <text:span text:style-name="Strong_20_Emphasis">phases</text:span> for tracking both personal (MS Word) and team (GitHub Project) progress. You can copy this into MS Word, and also create corresponding issues/cards in your GitHub Project board.</text:p>
      <text:p text:style-name="Horizontal_20_Line"/>
      <text:h text:style-name="Heading_20_2" text:outline-level="2"><text:span text:style-name="Strong_20_Emphasis">CookSync - Project Mission Checklist</text:span></text:h>
      <text:h text:style-name="Heading_20_3" text:outline-level="3"><text:span text:style-name="Strong_20_Emphasis">PHASE 0: Setup &amp; Planning</text:span></text:h>
      <text:list text:style-name="L1">
        <text:list-item>
          <text:p text:style-name="P1">Define project roles (Leader, Backend, Frontend)</text:p>
        </text:list-item>
        <text:list-item>
          <text:p text:style-name="P1">Create GitHub repos (frontend + backend or monorepo)</text:p>
        </text:list-item>
        <text:list-item>
          <text:p text:style-name="P1">Setup GitHub Project Board (To Do / In Progress / Done)</text:p>
        </text:list-item>
        <text:list-item>
          <text:p text:style-name="P1">Set up MongoDB Atlas cluster</text:p>
        </text:list-item>
        <text:list-item>
          <text:p text:style-name="P1">Create <text:span text:style-name="Source_20_Text">.env.example</text:span> file</text:p>
        </text:list-item>
        <text:list-item>
          <text:p text:style-name="P1">Plan deployment targets: Render (backend), Netlify (frontend)</text:p>
        </text:list-item>
      </text:list>
      <text:p text:style-name="Horizontal_20_Line"/>
      <text:h text:style-name="Heading_20_3" text:outline-level="3"><text:span text:style-name="Strong_20_Emphasis">PHASE 1: Backend Core Setup</text:span></text:h>
      <text:list text:style-name="L2">
        <text:list-item>
          <text:p text:style-name="P2">Initialize Express.js app with <text:span text:style-name="Source_20_Text">server.js</text:span></text:p>
        </text:list-item>
        <text:list-item>
          <text:p text:style-name="P2">Setup MongoDB connection (<text:span text:style-name="Source_20_Text">config/db.js</text:span>)</text:p>
        </text:list-item>
        <text:list-item>
          <text:p text:style-name="P2">Setup environment variables (<text:span text:style-name="Source_20_Text">dotenv</text:span>)</text:p>
        </text:list-item>
        <text:list-item>
          <text:p text:style-name="P2">Create file structure (models, routes, controllers, etc.)</text:p>
        </text:list-item>
        <text:list-item>
          <text:p text:style-name="P2">Create User model with <text:span text:style-name="Source_20_Text">role</text:span>, <text:span text:style-name="Source_20_Text">email</text:span>, <text:span text:style-name="Source_20_Text">password</text:span></text:p>
        </text:list-item>
        <text:list-item>
          <text:p text:style-name="P2">Add bcrypt hashing and JWT token generation</text:p>
        </text:list-item>
        <text:list-item>
          <text:p text:style-name="P2">Create Auth routes:</text:p>
          <text:list>
            <text:list-item>
              <text:p text:style-name="P2"><text:span text:style-name="Source_20_Text">POST /api/auth/signup</text:span></text:p>
            </text:list-item>
            <text:list-item>
              <text:p text:style-name="P2"><text:span text:style-name="Source_20_Text">POST /api/auth/login</text:span></text:p>
            </text:list-item>
          </text:list>
        </text:list-item>
        <text:list-item>
          <text:p text:style-name="P2">Create auth middleware (JWT verify + RBAC)</text:p>
        </text:list-item>
      </text:list>
      <text:p text:style-name="Horizontal_20_Line"/>
      <text:h text:style-name="Heading_20_3" text:outline-level="3"><text:span text:style-name="Strong_20_Emphasis">PHASE 2: Recipe Feature</text:span></text:h>
      <text:list text:style-name="L3">
        <text:list-item>
          <text:p text:style-name="P3">Create Recipe model (title, ingredients, steps, image, tags, chefId, filters)</text:p>
        </text:list-item>
        <text:list-item>
          <text:p text:style-name="P3">CRUD APIs:</text:p>
          <text:list>
            <text:list-item>
              <text:p text:style-name="P3"><text:span text:style-name="Source_20_Text">POST /api/recipes</text:span></text:p>
            </text:list-item>
            <text:list-item>
              <text:p text:style-name="P3"><text:soft-page-break/><text:span text:style-name="Source_20_Text">GET /api/recipes</text:span> (pagination, filters)</text:p>
            </text:list-item>
            <text:list-item>
              <text:p text:style-name="P3"><text:span text:style-name="Source_20_Text">GET /api/recipes/:id</text:span></text:p>
            </text:list-item>
            <text:list-item>
              <text:p text:style-name="P3"><text:span text:style-name="Source_20_Text">PUT /api/recipes/:id</text:span></text:p>
            </text:list-item>
            <text:list-item>
              <text:p text:style-name="P3"><text:span text:style-name="Source_20_Text">DELETE /api/recipes/:id</text:span></text:p>
            </text:list-item>
          </text:list>
        </text:list-item>
        <text:list-item>
          <text:p text:style-name="P3">Implement image upload with Multer, <text:span text:style-name="T1">Cloudinary for optimizing images.</text:span></text:p>
        </text:list-item>
      </text:list>
      <text:p text:style-name="Horizontal_20_Line"/>
      <text:h text:style-name="Heading_20_3" text:outline-level="3"><text:span text:style-name="Strong_20_Emphasis">PHASE 3: User Features</text:span></text:h>
      <text:list text:style-name="L4">
        <text:list-item>
          <text:p text:style-name="P4">Add <text:span text:style-name="Source_20_Text">favorites</text:span> array to User model</text:p>
        </text:list-item>
        <text:list-item>
          <text:p text:style-name="P4">API to toggle favorite: <text:span text:style-name="Source_20_Text">POST /api/users/favorites/:recipeId</text:span></text:p>
        </text:list-item>
        <text:list-item>
          <text:p text:style-name="P4">API to get user's favorites</text:p>
        </text:list-item>
        <text:list-item>
          <text:p text:style-name="P4">Dietary preferences in profile (vegan, nut allergy, etc.)</text:p>
        </text:list-item>
        <text:list-item>
          <text:p text:style-name="P4">Filter recipes based on dietary tags</text:p>
        </text:list-item>
      </text:list>
      <text:p text:style-name="Horizontal_20_Line"/>
      <text:h text:style-name="Heading_20_3" text:outline-level="3"><text:span text:style-name="Strong_20_Emphasis">PHASE 4: Real-Time &amp; Collaborative Features</text:span></text:h>
      <text:list text:style-name="L5">
        <text:list-item>
          <text:p text:style-name="P5">Setup Socket.IO on backend</text:p>
        </text:list-item>
        <text:list-item>
          <text:p text:style-name="P5">Emit new recipe events (<text:span text:style-name="Source_20_Text">"new-recipe"</text:span>)</text:p>
        </text:list-item>
        <text:list-item>
          <text:p text:style-name="P5">Setup client to listen to real-time updates</text:p>
        </text:list-item>
        <text:list-item>
          <text:p text:style-name="P5">Collaborative editing route setup (Socket.IO rooms)</text:p>
        </text:list-item>
        <text:list-item>
          <text:p text:style-name="P5">Cooking mode: Steps with integrated timers (backend logic placeholder)</text:p>
        </text:list-item>
      </text:list>
      <text:p text:style-name="Horizontal_20_Line"/>
      <text:h text:style-name="Heading_20_3" text:outline-level="3"><text:span text:style-name="Strong_20_Emphasis">PHASE 5: Optional Advanced Features</text:span></text:h>
      <text:list text:style-name="L6">
        <text:list-item>
          <text:p text:style-name="P6">Implement real-time chat with Socket.IO</text:p>
        </text:list-item>
        <text:list-item>
          <text:p text:style-name="P6">WebRTC setup for peer-to-peer video calls</text:p>
        </text:list-item>
        <text:list-item>
          <text:p text:style-name="P6">Backend signaling server for video call negotiation</text:p>
        </text:list-item>
      </text:list>
      <text:p text:style-name="Horizontal_20_Line"/>
      <text:h text:style-name="Heading_20_3" text:outline-level="3"><text:span text:style-name="Strong_20_Emphasis">PHASE 6: Deployment &amp; Final Testing</text:span></text:h>
      <text:list text:style-name="L7">
        <text:list-item>
          <text:p text:style-name="P7">Deploy backend to Render</text:p>
        </text:list-item>
        <text:list-item>
          <text:p text:style-name="P7">Deploy frontend to Netlify</text:p>
        </text:list-item>
        <text:list-item>
          <text:p text:style-name="P7">Configure CORS and production <text:span text:style-name="Source_20_Text">.env</text:span></text:p>
        </text:list-item>
        <text:list-item>
          <text:p text:style-name="P7"><text:soft-page-break/>Write unit &amp; integration tests (backend)</text:p>
        </text:list-item>
        <text:list-item>
          <text:p text:style-name="P7">Final bug fixes and optimization</text:p>
        </text:list-item>
        <text:list-item>
          <text:p text:style-name="P7">Team demo prep &amp; documentation</text:p>
        </text:list-item>
      </text:list>
      <text:p text:style-name="Horizontal_20_Line"/>
      <text:h text:style-name="Heading_20_3" text:outline-level="3"><text:span text:style-name="Strong_20_Emphasis">Leadership Notes</text:span></text:h>
      <text:list text:style-name="L8">
        <text:list-item>
          <text:p text:style-name="P8">Assign GitHub issues to team members</text:p>
        </text:list-item>
        <text:list-item>
          <text:p text:style-name="P8">Track daily standup progress (optional)</text:p>
        </text:list-item>
        <text:list-item>
          <text:p text:style-name="P8">Document API endpoints for frontend team</text:p>
        </text:list-item>
        <text:list-item>
          <text:p text:style-name="P8">Share deployment links and .env usage instructions</text:p>
        </text:list-item>
      </text:list>
      <text:p text:style-name="Horizontal_20_Line"/>
      <text:p text:style-name="Text_20_body">Would you like this checklist formatted into a <text:span text:style-name="Strong_20_Emphasis">Word-compatible table or DOCX file</text:span> you can use directly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2:56:11.328000000</meta:creation-date>
    <dc:date>2025-05-28T17:10:43.331000000</dc:date>
    <meta:editing-duration>PT11M45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58" meta:word-count="400" meta:character-count="2514" meta:non-whitespace-character-count="2218"/>
  </office:meta>
</office:document-meta>
</file>